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6.55cm" fo:min-width="11.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11.2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6.55cm" fo:min-width="4.8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3.5cm"/>
    </style:style>
    <style:style style:name="gr5" style:family="graphic" style:parent-style-name="standard">
      <style:graphic-properties draw:stroke="none" svg:stroke-color="#000000" draw:fill="none" draw:fill-color="#ffffff" fo:min-height="0.65cm"/>
    </style:style>
    <style:style style:name="gr6" style:family="graphic" style:parent-style-name="standard">
      <style:graphic-properties draw:stroke="none" svg:stroke-color="#000000" draw:fill="none" draw:fill-color="#ffffff" fo:min-height="0.3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11.7cm" svg:height="6.8cm" svg:x="7.9cm" svg:y="3.4cm">
          <text:p text:style-name="P1">Область чата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7cm" svg:height="1.5cm" svg:x="7.9cm" svg:y="10.5cm">
          <text:p text:style-name="P1">Область набора сообщения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3cm" svg:height="6.8cm" svg:x="19.9cm" svg:y="3.4cm">
          <text:p text:style-name="P1">Список</text:p>
          <text:p text:style-name="P1">пользователей</text:p>
          <text:p text:style-name="P1">в чате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cm" svg:height="0.6cm" svg:x="15.6cm" svg:y="12.2cm">
          <text:p text:style-name="P1"><text:span text:style-name="T1">Отправить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2.7cm" svg:height="0.954cm" svg:x="7.5cm" svg:y="0.5cm">
          <draw:text-box>
            <text:p text:style-name="P1">Заголовок</text:p>
          </draw:text-box>
        </draw:frame>
        <draw:frame draw:style-name="gr6" draw:text-style-name="P5" draw:layer="layout" svg:width="26.1cm" svg:height="0.954cm" svg:x="1.1cm" svg:y="14cm">
          <draw:text-box>
            <text:p text:style-name="P1">Footer (доп. ссылки, копилефт, авторство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6T12:19:47.333678575</meta:creation-date>
    <dc:date>2017-09-16T16:38:02.799675282</dc:date>
    <meta:editing-duration>PT59M4S</meta:editing-duration>
    <meta:editing-cycles>7</meta:editing-cycles>
    <meta:generator>LibreOffice/5.4.1.2$Linux_X86_64 LibreOffice_project/40m0$Build-2</meta:generator>
    <meta:document-statistic meta:object-count="6"/>
  </office:meta>
</office:document-meta>
</file>